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OnType.shouldFailForNu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nMethod.privateMethodIntrospectionMatchesInvoke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Type.typeWithMemberCategoriesDoesNotMatchMissing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Type.typeWithMemberCategoryDoesNotMatchOther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Field.fieldReflectionMatchesPublic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Field.privateFieldReflectionMatchesDeclared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vocationDoesNotMatchInvoke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vocationDoesNotMatch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Constructor.privateConstructorIntrospectionMatchesInvoke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trospectionMatches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Field.shouldFailForUnknow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Field.privateFieldReflectionDoesNotMatchPublic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Class.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OnConstructor.constructorInvocationDoesNotMatchIntrospect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trospectionMatchesInvoke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Class.Samp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OnConstructor.constructorIntrospectionDoesNotMatchMissing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nType.typeWithMemberCategoryMatches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Method.methodInvocationDoesNotMatch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Method.methodIntrospectionMatchesIntrospect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Type.reflectionOnTypeReferenceShouldMatchIntrosp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Type.reflectionOnDifferentClassShouldNotMatchIntrosp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vocationDoesNotMatchIntrospect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Field.fieldReflectionMatchesFiel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methodInvocationMatchesInvoke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Type.typeWithAnyMemberCategoryFailsWithNull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intsPredicatesTests.assertPredicateDoesNotMatch( Predicate &lt; RuntimeHints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nMethod.methodIntrospectionMatchesInvoke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vocationDoesNotMatchInvoke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vocationDoesNotMatchIntrospec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trospectionMatches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Class.SampleClas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OnType.typeWithMemberCategoryFailsWithNull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Method.privateMethodIntrospectionDoesNotMatchInvoke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vocationMatchesConstructorInvoc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Constructor.privateConstructorInvocationDoesNotMatchIntrospect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trospectionDoesNotMatchIntrospect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Class.publ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OnType.typeWithMemberCategoriesMatches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OnConstructor.constructorIntrospectionMatchesInvoke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trospectionMatchesIntrospect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vocationMatchesInvoke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trospectionMatchesIntrospec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Tests.assertPredicateMatches( Predicate &lt; RuntimeHints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nMethod.methodIntrospectionMatchesInvoke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trospectionMatchesIntrospect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Field.fieldReflectionDoesNotMatchNonRegisteredField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vocationDoesNotMatch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Method.privateMethodInvocationMatchesInvoke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methodIntrospectionMatches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Field.privateFieldReflectionMatchesFiel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vocationDoesNotMatchIntrospect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methodInvocationDoesNotMatchIntrospec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vocationDoesNotMatchIntrospect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vocationDoesNotMatch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Constructor.constructorInvocationMatchesConstructorInvoc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Constructor.privateConstructorInvocationMatchesInvoke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trospectionDoesNotMatchIntrospect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methodInvocationMatchesMethodInvoc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Constructor.constructorInvocationMatchesInvoke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methodInvocationMatchesInvoke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Type.typeWithAnyMemberCategoryMatches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OnConstructor.privateConstructorIntrospectionMatches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Type.reflectionOnClassShouldMatchIntrosp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Type.typeWithAnyMemberCategoryDoesNotMatchOther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OnMethod.methodInvocationDoesNotMatchIntrospectPubl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Field.shouldFailForMissing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nField.fieldReflectionMatchesDeclared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Method.privateMethodInvocationMatchesMethodInvoc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OnMethod.methodIntrospectionMatchesIntrospec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privateConstructorIntrospectionDoesNotMatchInvokePublic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OnConstructor.constructorIntrospectionMatchesIntrospect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Tests.setup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OnMethod.methodIntrospectionFailsForUnknow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